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a40ff" officeooo:paragraph-rsid="001a40ff"/>
    </style:style>
    <style:style style:name="P2" style:family="paragraph" style:parent-style-name="Text_20_body">
      <style:text-properties style:text-underline-style="none" officeooo:rsid="001be8ff" officeooo:paragraph-rsid="001be8ff"/>
    </style:style>
    <style:style style:name="P3" style:family="paragraph" style:parent-style-name="Text_20_body">
      <style:text-properties style:text-underline-style="none" officeooo:paragraph-rsid="005bbca0"/>
    </style:style>
    <style:style style:name="P4" style:family="paragraph" style:parent-style-name="Text_20_body">
      <style:text-properties style:text-underline-style="none" officeooo:paragraph-rsid="002572d0"/>
    </style:style>
    <style:style style:name="P5" style:family="paragraph" style:parent-style-name="Text_20_body">
      <style:text-properties style:text-underline-style="none" officeooo:paragraph-rsid="0027ef1e"/>
    </style:style>
    <style:style style:name="P6" style:family="paragraph" style:parent-style-name="Text_20_body">
      <style:text-properties style:text-underline-style="none" officeooo:rsid="0029c3a6" officeooo:paragraph-rsid="0029c3a6"/>
    </style:style>
    <style:style style:name="P7" style:family="paragraph" style:parent-style-name="Text_20_body">
      <style:text-properties style:text-underline-style="none" officeooo:rsid="002af507" officeooo:paragraph-rsid="002af507"/>
    </style:style>
    <style:style style:name="P8" style:family="paragraph" style:parent-style-name="Text_20_body">
      <style:text-properties style:text-underline-style="none" officeooo:rsid="0034c45d" officeooo:paragraph-rsid="0034c45d"/>
    </style:style>
    <style:style style:name="P9" style:family="paragraph" style:parent-style-name="Text_20_body">
      <style:text-properties style:text-underline-style="none" officeooo:rsid="00388066" officeooo:paragraph-rsid="00388066"/>
    </style:style>
    <style:style style:name="P10" style:family="paragraph" style:parent-style-name="Text_20_body">
      <style:text-properties style:text-underline-style="none" officeooo:rsid="003b1fbe" officeooo:paragraph-rsid="003b1fbe"/>
    </style:style>
    <style:style style:name="P11" style:family="paragraph" style:parent-style-name="Text_20_body">
      <style:text-properties style:text-underline-style="none" officeooo:paragraph-rsid="003f1d15"/>
    </style:style>
    <style:style style:name="P12" style:family="paragraph" style:parent-style-name="Text_20_body">
      <style:text-properties style:text-underline-style="none" officeooo:paragraph-rsid="00449abe"/>
    </style:style>
    <style:style style:name="P13" style:family="paragraph" style:parent-style-name="Text_20_body">
      <style:text-properties style:text-underline-style="none" officeooo:rsid="004aca4f" officeooo:paragraph-rsid="004aca4f"/>
    </style:style>
    <style:style style:name="P14" style:family="paragraph" style:parent-style-name="Text_20_body">
      <style:text-properties style:text-underline-style="none" officeooo:rsid="004ff1ca" officeooo:paragraph-rsid="004ff1ca"/>
    </style:style>
    <style:style style:name="P15" style:family="paragraph" style:parent-style-name="Text_20_body">
      <style:text-properties style:text-underline-style="none" officeooo:paragraph-rsid="00539d20"/>
    </style:style>
    <style:style style:name="P16" style:family="paragraph" style:parent-style-name="Text_20_body">
      <style:text-properties style:text-underline-style="none" officeooo:rsid="001d3e3d" officeooo:paragraph-rsid="001d3e3d"/>
    </style:style>
    <style:style style:name="P17" style:family="paragraph" style:parent-style-name="Text_20_body">
      <style:text-properties style:text-underline-style="none" officeooo:paragraph-rsid="001f8d14"/>
    </style:style>
    <style:style style:name="P18" style:family="paragraph" style:parent-style-name="Title">
      <style:text-properties style:text-underline-style="none" officeooo:rsid="001892b7" officeooo:paragraph-rsid="001892b7"/>
    </style:style>
    <style:style style:name="P19" style:family="paragraph" style:parent-style-name="Text_20_body">
      <style:paragraph-properties fo:break-before="page"/>
      <style:text-properties style:text-underline-style="none" officeooo:rsid="001be8ff" officeooo:paragraph-rsid="001be8ff"/>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Heading_20_1">
      <style:text-properties style:text-underline-style="none" officeooo:rsid="001a40ff" officeooo:paragraph-rsid="001a40ff"/>
    </style:style>
    <style:style style:name="P24" style:family="paragraph" style:parent-style-name="Heading_20_1">
      <style:text-properties style:text-underline-style="none" officeooo:rsid="001be8ff" officeooo:paragraph-rsid="001be8ff"/>
    </style:style>
    <style:style style:name="P25" style:family="paragraph" style:parent-style-name="Heading_20_1" style:list-style-name="">
      <style:text-properties style:text-underline-style="none" officeooo:rsid="00241b93" officeooo:paragraph-rsid="00241b93"/>
    </style:style>
    <style:style style:name="P26" style:family="paragraph" style:parent-style-name="Heading_20_1">
      <style:text-properties style:text-underline-style="none" officeooo:rsid="001d3e3d" officeooo:paragraph-rsid="001d3e3d"/>
    </style:style>
    <style:style style:name="P27" style:family="paragraph" style:parent-style-name="Heading_20_1">
      <style:paragraph-properties fo:break-before="page"/>
      <style:text-properties style:text-underline-style="none" officeooo:rsid="00241b93" officeooo:paragraph-rsid="00241b93"/>
    </style:style>
    <style:style style:name="P28" style:family="paragraph" style:parent-style-name="Heading_20_2">
      <style:text-properties style:text-underline-style="none" officeooo:rsid="005a604f" officeooo:paragraph-rsid="005a604f"/>
    </style:style>
    <style:style style:name="P29" style:family="paragraph" style:parent-style-name="Heading_20_2">
      <style:text-properties style:text-underline-style="none" officeooo:rsid="00241b93" officeooo:paragraph-rsid="00241b93"/>
    </style:style>
    <style:style style:name="P30" style:family="paragraph" style:parent-style-name="Heading_20_2">
      <style:text-properties style:text-underline-style="none" officeooo:rsid="001f8d14" officeooo:paragraph-rsid="001f8d14"/>
    </style:style>
    <style:style style:name="P31" style:family="paragraph" style:parent-style-name="Heading_20_2">
      <style:text-properties officeooo:rsid="005ec63e" officeooo:paragraph-rsid="005ec63e"/>
    </style:style>
    <style:style style:name="P32" style:family="paragraph" style:parent-style-name="Heading_20_3">
      <style:text-properties style:text-underline-style="none"/>
    </style:style>
    <style:style style:name="P33" style:family="paragraph" style:parent-style-name="Heading_20_3">
      <style:text-properties style:text-underline-style="none" officeooo:rsid="0027ef1e" officeooo:paragraph-rsid="0027ef1e"/>
    </style:style>
    <style:style style:name="P34" style:family="paragraph" style:parent-style-name="Heading_20_3">
      <style:text-properties officeooo:rsid="005f4d23" officeooo:paragraph-rsid="005f4d23"/>
    </style:style>
    <style:style style:name="P35" style:family="paragraph" style:parent-style-name="Heading_20_3">
      <style:text-properties officeooo:rsid="005f4d23" officeooo:paragraph-rsid="008682de"/>
    </style:style>
    <style:style style:name="P36" style:family="paragraph" style:parent-style-name="Heading_20_3">
      <style:text-properties style:font-name="Liberation Sans" fo:font-size="14.1000003814697pt" fo:font-weight="bold" officeooo:rsid="005f4d23" officeooo:paragraph-rsid="005f4d23" style:font-name-asian="Noto Sans CJK SC" style:font-size-asian="14.1000003814697pt" style:font-weight-asian="bold" style:font-name-complex="Lohit Devanagari" style:font-size-complex="14.1000003814697pt" style:font-weight-complex="bold"/>
    </style:style>
    <style:style style:name="P37" style:family="paragraph" style:parent-style-name="Heading_20_3">
      <style:text-properties officeooo:paragraph-rsid="006079f3"/>
    </style:style>
    <style:style style:name="P38" style:family="paragraph" style:parent-style-name="Heading_20_3">
      <style:text-properties officeooo:rsid="006079f3" officeooo:paragraph-rsid="006079f3"/>
    </style:style>
    <style:style style:name="P39" style:family="paragraph" style:parent-style-name="Text_20_body">
      <style:text-properties style:text-underline-style="none" officeooo:rsid="0057bb8d" officeooo:paragraph-rsid="0057bb8d"/>
    </style:style>
    <style:style style:name="P40" style:family="paragraph" style:parent-style-name="Text_20_body">
      <style:text-properties fo:font-style="italic" officeooo:rsid="00642279" officeooo:paragraph-rsid="00642279" style:font-style-asian="italic" style:font-style-complex="italic"/>
    </style:style>
    <style:style style:name="P41" style:family="paragraph" style:parent-style-name="Text_20_body">
      <style:text-properties fo:font-style="normal" style:text-underline-style="none" officeooo:rsid="0067ccfb" officeooo:paragraph-rsid="0067ccfb" style:font-style-asian="normal" style:font-style-complex="normal"/>
    </style:style>
    <style:style style:name="P42" style:family="paragraph" style:parent-style-name="Text_20_body">
      <style:text-properties officeooo:rsid="00699a31" officeooo:paragraph-rsid="00699a31"/>
    </style:style>
    <style:style style:name="P43" style:family="paragraph" style:parent-style-name="Text_20_body">
      <style:text-properties officeooo:rsid="006e5979" officeooo:paragraph-rsid="006e5979"/>
    </style:style>
    <style:style style:name="P44" style:family="paragraph" style:parent-style-name="Text_20_body">
      <style:text-properties officeooo:paragraph-rsid="006587ae"/>
    </style:style>
    <style:style style:name="P45" style:family="paragraph" style:parent-style-name="Text_20_body">
      <style:text-properties officeooo:paragraph-rsid="006e5979"/>
    </style:style>
    <style:style style:name="P46" style:family="paragraph" style:parent-style-name="Text_20_body">
      <style:text-properties officeooo:paragraph-rsid="008682de"/>
    </style:style>
    <style:style style:name="T1" style:family="text">
      <style:text-properties officeooo:rsid="001d3e3d"/>
    </style:style>
    <style:style style:name="T2" style:family="text">
      <style:text-properties officeooo:rsid="001da618"/>
    </style:style>
    <style:style style:name="T3" style:family="text">
      <style:text-properties officeooo:rsid="001e308b"/>
    </style:style>
    <style:style style:name="T4" style:family="text">
      <style:text-properties officeooo:rsid="001f8d14"/>
    </style:style>
    <style:style style:name="T5" style:family="text">
      <style:text-properties officeooo:rsid="0021502d"/>
    </style:style>
    <style:style style:name="T6" style:family="text">
      <style:text-properties officeooo:rsid="00228eb4"/>
    </style:style>
    <style:style style:name="T7" style:family="text">
      <style:text-properties officeooo:rsid="00241b93"/>
    </style:style>
    <style:style style:name="T8" style:family="text">
      <style:text-properties officeooo:rsid="002572d0"/>
    </style:style>
    <style:style style:name="T9" style:family="text">
      <style:text-properties officeooo:rsid="00268a11"/>
    </style:style>
    <style:style style:name="T10" style:family="text">
      <style:text-properties officeooo:rsid="0027ef1e"/>
    </style:style>
    <style:style style:name="T11" style:family="text">
      <style:text-properties style:font-name="Liberation Sans" fo:font-size="14.1000003814697pt" fo:font-weight="bold" officeooo:rsid="0027ef1e" style:font-name-asian="Noto Sans CJK SC" style:font-size-asian="14.1000003814697pt" style:font-weight-asian="bold" style:font-name-complex="Lohit Devanagari" style:font-size-complex="14.1000003814697pt" style:font-weight-complex="bold"/>
    </style:style>
    <style:style style:name="T12" style:family="text">
      <style:text-properties officeooo:rsid="002827b7"/>
    </style:style>
    <style:style style:name="T13" style:family="text">
      <style:text-properties officeooo:rsid="00287405"/>
    </style:style>
    <style:style style:name="T14" style:family="text">
      <style:text-properties officeooo:rsid="002af507"/>
    </style:style>
    <style:style style:name="T15" style:family="text">
      <style:text-properties officeooo:rsid="002ca6a2"/>
    </style:style>
    <style:style style:name="T16" style:family="text">
      <style:text-properties officeooo:rsid="002e897c"/>
    </style:style>
    <style:style style:name="T17" style:family="text">
      <style:text-properties officeooo:rsid="00300db2"/>
    </style:style>
    <style:style style:name="T18" style:family="text">
      <style:text-properties officeooo:rsid="0032b15a"/>
    </style:style>
    <style:style style:name="T19" style:family="text">
      <style:text-properties officeooo:rsid="0033afe7"/>
    </style:style>
    <style:style style:name="T20" style:family="text">
      <style:text-properties officeooo:rsid="00361162"/>
    </style:style>
    <style:style style:name="T21" style:family="text">
      <style:text-properties officeooo:rsid="0036f323"/>
    </style:style>
    <style:style style:name="T22" style:family="text">
      <style:text-properties officeooo:rsid="00385568"/>
    </style:style>
    <style:style style:name="T23" style:family="text">
      <style:text-properties officeooo:rsid="00388066"/>
    </style:style>
    <style:style style:name="T24" style:family="text">
      <style:text-properties officeooo:rsid="003a76a8"/>
    </style:style>
    <style:style style:name="T25" style:family="text">
      <style:text-properties officeooo:rsid="003b1fbe"/>
    </style:style>
    <style:style style:name="T26" style:family="text">
      <style:text-properties officeooo:rsid="003be6dc"/>
    </style:style>
    <style:style style:name="T27" style:family="text">
      <style:text-properties officeooo:rsid="003da301"/>
    </style:style>
    <style:style style:name="T28" style:family="text">
      <style:text-properties officeooo:rsid="003e2199"/>
    </style:style>
    <style:style style:name="T29" style:family="text">
      <style:text-properties officeooo:rsid="003f1d15"/>
    </style:style>
    <style:style style:name="T30" style:family="text">
      <style:text-properties officeooo:rsid="003f54fe"/>
    </style:style>
    <style:style style:name="T31" style:family="text">
      <style:text-properties officeooo:rsid="0040d1f4"/>
    </style:style>
    <style:style style:name="T32" style:family="text">
      <style:text-properties officeooo:rsid="004145c7"/>
    </style:style>
    <style:style style:name="T33" style:family="text">
      <style:text-properties officeooo:rsid="0042aaea"/>
    </style:style>
    <style:style style:name="T34" style:family="text">
      <style:text-properties officeooo:rsid="0044752d"/>
    </style:style>
    <style:style style:name="T35" style:family="text">
      <style:text-properties officeooo:rsid="00449abe"/>
    </style:style>
    <style:style style:name="T36" style:family="text">
      <style:text-properties officeooo:rsid="00464017"/>
    </style:style>
    <style:style style:name="T37" style:family="text">
      <style:text-properties officeooo:rsid="004776f2"/>
    </style:style>
    <style:style style:name="T38" style:family="text">
      <style:text-properties officeooo:rsid="00492325"/>
    </style:style>
    <style:style style:name="T39" style:family="text">
      <style:text-properties officeooo:rsid="004d6ac2"/>
    </style:style>
    <style:style style:name="T40" style:family="text">
      <style:text-properties officeooo:rsid="004e07b0"/>
    </style:style>
    <style:style style:name="T41" style:family="text">
      <style:text-properties officeooo:rsid="004f4ac8"/>
    </style:style>
    <style:style style:name="T42" style:family="text">
      <style:text-properties officeooo:rsid="0050edc1"/>
    </style:style>
    <style:style style:name="T43" style:family="text">
      <style:text-properties fo:font-style="italic" officeooo:rsid="0050edc1"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50edc1" style:font-style-asian="normal" style:font-style-complex="normal"/>
    </style:style>
    <style:style style:name="T46" style:family="text">
      <style:text-properties fo:font-style="normal" officeooo:rsid="00539cd3" style:font-style-asian="normal" style:font-style-complex="normal"/>
    </style:style>
    <style:style style:name="T47" style:family="text">
      <style:text-properties fo:font-style="normal" officeooo:rsid="00539d20" style:font-style-asian="normal" style:font-style-complex="normal"/>
    </style:style>
    <style:style style:name="T48" style:family="text">
      <style:text-properties fo:font-style="normal" officeooo:rsid="0053dc50" style:font-style-asian="normal" style:font-style-complex="normal"/>
    </style:style>
    <style:style style:name="T49" style:family="text">
      <style:text-properties fo:font-style="normal" officeooo:rsid="005505ad" style:font-style-asian="normal" style:font-style-complex="normal"/>
    </style:style>
    <style:style style:name="T50" style:family="text">
      <style:text-properties fo:font-style="normal" officeooo:rsid="0058a298" style:font-style-asian="normal" style:font-style-complex="normal"/>
    </style:style>
    <style:style style:name="T51" style:family="text">
      <style:text-properties fo:font-style="normal" officeooo:rsid="00590d6f" style:font-style-asian="normal" style:font-style-complex="normal"/>
    </style:style>
    <style:style style:name="T52" style:family="text">
      <style:text-properties fo:font-style="normal" style:text-underline-style="none" officeooo:rsid="006587ae" style:font-style-asian="normal" style:font-style-complex="normal"/>
    </style:style>
    <style:style style:name="T53" style:family="text">
      <style:text-properties fo:font-style="normal" style:text-underline-style="none" officeooo:rsid="007bc097" style:font-style-asian="normal" style:font-style-complex="normal"/>
    </style:style>
    <style:style style:name="T54" style:family="text">
      <style:text-properties fo:font-style="normal" style:text-underline-style="none" officeooo:rsid="0065f450" style:font-style-asian="normal" style:font-style-complex="normal"/>
    </style:style>
    <style:style style:name="T55" style:family="text">
      <style:text-properties fo:font-style="normal" style:text-underline-style="none" officeooo:rsid="0067b6c2" style:font-style-asian="normal" style:font-style-complex="normal"/>
    </style:style>
    <style:style style:name="T56" style:family="text">
      <style:text-properties officeooo:rsid="005a604f"/>
    </style:style>
    <style:style style:name="T57" style:family="text">
      <style:text-properties officeooo:rsid="005bbca0"/>
    </style:style>
    <style:style style:name="T58" style:family="text">
      <style:text-properties style:text-underline-style="none"/>
    </style:style>
    <style:style style:name="T59" style:family="text">
      <style:text-properties style:text-underline-style="none" officeooo:rsid="001be8ff"/>
    </style:style>
    <style:style style:name="T60" style:family="text">
      <style:text-properties style:text-underline-style="none" officeooo:rsid="00241b93"/>
    </style:style>
    <style:style style:name="T61" style:family="text">
      <style:text-properties officeooo:rsid="005d8f12"/>
    </style:style>
    <style:style style:name="T62" style:family="text">
      <style:text-properties officeooo:rsid="005dc79e"/>
    </style:style>
    <style:style style:name="T63" style:family="text">
      <style:text-properties officeooo:rsid="00639b36"/>
    </style:style>
    <style:style style:name="T64" style:family="text">
      <style:text-properties style:text-position="super 58%" officeooo:rsid="0068c43b"/>
    </style:style>
    <style:style style:name="T65" style:family="text">
      <style:text-properties style:text-position="super 58%" fo:font-style="normal" style:text-underline-style="none" officeooo:rsid="006587ae" style:font-style-asian="normal" style:font-style-complex="normal"/>
    </style:style>
    <style:style style:name="T66" style:family="text">
      <style:text-properties officeooo:rsid="00681192"/>
    </style:style>
    <style:style style:name="T67" style:family="text">
      <style:text-properties officeooo:rsid="0068c42b"/>
    </style:style>
    <style:style style:name="T68" style:family="text">
      <style:text-properties officeooo:rsid="0068c43b"/>
    </style:style>
    <style:style style:name="T69" style:family="text">
      <style:text-properties officeooo:rsid="006b58c7"/>
    </style:style>
    <style:style style:name="T70" style:family="text">
      <style:text-properties officeooo:rsid="006cbc37"/>
    </style:style>
    <style:style style:name="T71" style:family="text">
      <style:text-properties officeooo:rsid="006de819"/>
    </style:style>
    <style:style style:name="T72" style:family="text">
      <style:text-properties officeooo:rsid="006e5979"/>
    </style:style>
    <style:style style:name="T73" style:family="text">
      <style:text-properties officeooo:rsid="006e8d31"/>
    </style:style>
    <style:style style:name="T74" style:family="text">
      <style:text-properties officeooo:rsid="006f900f"/>
    </style:style>
    <style:style style:name="T75" style:family="text">
      <style:text-properties officeooo:rsid="00709fb4"/>
    </style:style>
    <style:style style:name="T76" style:family="text">
      <style:text-properties officeooo:rsid="00735c10"/>
    </style:style>
    <style:style style:name="T77" style:family="text">
      <style:text-properties officeooo:rsid="0075414d"/>
    </style:style>
    <style:style style:name="T78" style:family="text">
      <style:text-properties officeooo:rsid="00771580"/>
    </style:style>
    <style:style style:name="T79" style:family="text">
      <style:text-properties officeooo:rsid="0078f366"/>
    </style:style>
    <style:style style:name="T80" style:family="text">
      <style:text-properties officeooo:rsid="00791a4a"/>
    </style:style>
    <style:style style:name="T81" style:family="text">
      <style:text-properties officeooo:rsid="007a2ba8"/>
    </style:style>
    <style:style style:name="T82" style:family="text">
      <style:text-properties officeooo:rsid="007b6036"/>
    </style:style>
    <style:style style:name="T83" style:family="text">
      <style:text-properties officeooo:rsid="007b867e"/>
    </style:style>
    <style:style style:name="T84" style:family="text">
      <style:text-properties officeooo:rsid="007cbf6f"/>
    </style:style>
    <style:style style:name="T85" style:family="text">
      <style:text-properties officeooo:rsid="007e9b4c"/>
    </style:style>
    <style:style style:name="T86" style:family="text">
      <style:text-properties officeooo:rsid="007fb6a1"/>
    </style:style>
    <style:style style:name="T87" style:family="text">
      <style:text-properties officeooo:rsid="00803641"/>
    </style:style>
    <style:style style:name="T88" style:family="text">
      <style:text-properties officeooo:rsid="008245d5"/>
    </style:style>
    <style:style style:name="T89" style:family="text">
      <style:text-properties officeooo:rsid="0083b3a7"/>
    </style:style>
    <style:style style:name="T90" style:family="text">
      <style:text-properties officeooo:rsid="008682de"/>
    </style:style>
    <style:style style:name="T91" style:family="text">
      <style:text-properties officeooo:rsid="00878bf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Zorakia</text:p>
      <text:h text:style-name="P23" text:outline-level="1"><text:bookmark-start text:name="__RefHeading___Toc385_3910006649"/>Intro<text:bookmark-end text:name="__RefHeading___Toc385_3910006649"/></text:h>
      <text:p text:style-name="P1"><text:span text:style-name="T58">These pages contains the full extent of the lore available for games set in the kingdom of Zorakia. What’s written herein are by no means exhaustive and may be subject to changes in the future, it is a living world after all. </text:span><text:span text:style-name="T59">For more exhaustive information regarding licensing of this material, as well as making sure you are reading the latest version, please see the related GitHub page: </text:span><text:a xlink:type="simple" xlink:href="https://github.com/WigsZ/Zorakia" text:style-name="Internet_20_link" text:visited-style-name="Visited_20_Internet_20_Link">https://github.com/WigsZ/Zorakia</text:a></text:p>
      <text:p text:style-name="P2">Inspiration has mainly been provided by other works of western fantasy fiction, with the main sources of inspiration being the table top role-playing game Drakar och Demoner (the world of Ereb Altor). Although Nordic and Slavic folk lore has also provided plenty of guidelines and inspiration to create a world that is both mysterious and fantastical without straying too far into dark<text:span text:style-name="T63">ness</text:span>.</text:p>
      <text:h text:style-name="P24" text:outline-level="1"><text:bookmark-start text:name="__RefHeading___Toc387_3910006649"/>About the author<text:bookmark-end text:name="__RefHeading___Toc387_3910006649"/></text:h>
      <text:p text:style-name="P2">Going by the name Wigs, the author of this material enjoys their privacy and the focus to remain on the <text:span text:style-name="T1">world of Zorakia. Although in short, their qualifications involve a long career as a game master over a dozen or so systems spanning 13+ years. This has provided ample opportunity to both consume the works of others as well as tool worlds of their own to fit given systems and players.</text:span></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385_3910006649" text:style-name="Index_20_Link" text:visited-style-name="Index_20_Link">Intro<text:tab/>1</text:a></text:p>
          <text:p text:style-name="P20"><text:a xlink:type="simple" xlink:href="#__RefHeading___Toc387_3910006649" text:style-name="Index_20_Link" text:visited-style-name="Index_20_Link">About the author<text:tab/>1</text:a></text:p>
          <text:p text:style-name="P20"><text:a xlink:type="simple" xlink:href="#__RefHeading___Toc389_3910006649" text:style-name="Index_20_Link" text:visited-style-name="Index_20_Link">The Kingdom of Zorakia<text:tab/>3</text:a></text:p>
          <text:p text:style-name="P21"><text:a xlink:type="simple" xlink:href="#__RefHeading___Toc391_3910006649" text:style-name="Index_20_Link" text:visited-style-name="Index_20_Link">Statistics<text:tab/>3</text:a></text:p>
          <text:p text:style-name="P21"><text:a xlink:type="simple" xlink:href="#__RefHeading___Toc393_3910006649" text:style-name="Index_20_Link" text:visited-style-name="Index_20_Link">History<text:tab/>3</text:a></text:p>
          <text:p text:style-name="P22"><text:a xlink:type="simple" xlink:href="#__RefHeading___Toc395_3910006649" text:style-name="Index_20_Link" text:visited-style-name="Index_20_Link">The age of darkness: 401 b.O - 55 b.O<text:tab/>3</text:a></text:p>
          <text:p text:style-name="P22"><text:a xlink:type="simple" xlink:href="#__RefHeading___Toc397_3910006649" text:style-name="Index_20_Link" text:visited-style-name="Index_20_Link">The new age: 55 b.O - 610 a.O (now)<text:tab/>4</text:a></text:p>
          <text:p text:style-name="P21"><text:a xlink:type="simple" xlink:href="#__RefHeading___Toc399_3910006649" text:style-name="Index_20_Link" text:visited-style-name="Index_20_Link">Geography<text:tab/>6</text:a></text:p>
          <text:p text:style-name="P22"><text:a xlink:type="simple" xlink:href="#__RefHeading___Toc401_3910006649" text:style-name="Index_20_Link" text:visited-style-name="Index_20_Link">Climate<text:tab/>6</text:a></text:p>
          <text:p text:style-name="P22"><text:a xlink:type="simple" xlink:href="#__RefHeading___Toc403_3910006649" text:style-name="Index_20_Link" text:visited-style-name="Index_20_Link">Duchies<text:tab/>6</text:a></text:p>
          <text:p text:style-name="P22"><text:a xlink:type="simple" xlink:href="#__RefHeading___Toc405_3910006649" text:style-name="Index_20_Link" text:visited-style-name="Index_20_Link">Cities<text:tab/>8</text:a></text:p>
          <text:p text:style-name="P22"><text:a xlink:type="simple" xlink:href="#__RefHeading___Toc407_3910006649" text:style-name="Index_20_Link" text:visited-style-name="Index_20_Link">Crownlands and the marches<text:tab/>8</text:a></text:p>
          <text:p text:style-name="P22"><text:a xlink:type="simple" xlink:href="#__RefHeading___Toc409_3910006649" text:style-name="Index_20_Link" text:visited-style-name="Index_20_Link">Other places of note<text:tab/>8</text:a></text:p>
          <text:p text:style-name="P21"><text:a xlink:type="simple" xlink:href="#__RefHeading___Toc411_3910006649" text:style-name="Index_20_Link" text:visited-style-name="Index_20_Link">Society<text:tab/>8</text:a></text:p>
          <text:p text:style-name="P22"><text:a xlink:type="simple" xlink:href="#__RefHeading___Toc413_3910006649" text:style-name="Index_20_Link" text:visited-style-name="Index_20_Link">Government<text:tab/>8</text:a></text:p>
          <text:p text:style-name="P22"><text:a xlink:type="simple" xlink:href="#__RefHeading___Toc415_3910006649" text:style-name="Index_20_Link" text:visited-style-name="Index_20_Link">Population<text:tab/>8</text:a></text:p>
          <text:p text:style-name="P22"><text:a xlink:type="simple" xlink:href="#__RefHeading___Toc417_3910006649" text:style-name="Index_20_Link" text:visited-style-name="Index_20_Link">Social classes<text:tab/>8</text:a></text:p>
          <text:p text:style-name="P22"><text:a xlink:type="simple" xlink:href="#__RefHeading___Toc419_3910006649" text:style-name="Index_20_Link" text:visited-style-name="Index_20_Link">Politics<text:tab/>8</text:a></text:p>
          <text:p text:style-name="P22"><text:a xlink:type="simple" xlink:href="#__RefHeading___Toc421_3910006649" text:style-name="Index_20_Link" text:visited-style-name="Index_20_Link">Military<text:tab/>8</text:a></text:p>
          <text:p text:style-name="P22"><text:a xlink:type="simple" xlink:href="#__RefHeading___Toc423_3910006649" text:style-name="Index_20_Link" text:visited-style-name="Index_20_Link">Taxes<text:tab/>8</text:a></text:p>
          <text:p text:style-name="P22"><text:a xlink:type="simple" xlink:href="#__RefHeading___Toc425_3910006649" text:style-name="Index_20_Link" text:visited-style-name="Index_20_Link">Trade<text:tab/>8</text:a></text:p>
          <text:p text:style-name="P21"><text:a xlink:type="simple" xlink:href="#__RefHeading___Toc427_3910006649" text:style-name="Index_20_Link" text:visited-style-name="Index_20_Link">Religion<text:tab/>8</text:a></text:p>
          <text:p text:style-name="P22"><text:a xlink:type="simple" xlink:href="#__RefHeading___Toc429_3910006649" text:style-name="Index_20_Link" text:visited-style-name="Index_20_Link">The Shining Path<text:tab/>8</text:a></text:p>
          <text:p text:style-name="P22"><text:a xlink:type="simple" xlink:href="#__RefHeading___Toc431_3910006649" text:style-name="Index_20_Link" text:visited-style-name="Index_20_Link">The Old Gods<text:tab/>8</text:a></text:p>
          <text:p text:style-name="P21"><text:a xlink:type="simple" xlink:href="#__RefHeading___Toc433_3910006649" text:style-name="Index_20_Link" text:visited-style-name="Index_20_Link">Culture<text:tab/>8</text:a></text:p>
          <text:p text:style-name="P22"><text:a xlink:type="simple" xlink:href="#__RefHeading___Toc435_3910006649" text:style-name="Index_20_Link" text:visited-style-name="Index_20_Link">Art<text:tab/>8</text:a></text:p>
          <text:p text:style-name="P22"><text:a xlink:type="simple" xlink:href="#__RefHeading___Toc437_3910006649" text:style-name="Index_20_Link" text:visited-style-name="Index_20_Link">Food<text:tab/>8</text:a></text:p>
          <text:p text:style-name="P22"><text:a xlink:type="simple" xlink:href="#__RefHeading___Toc439_3910006649" text:style-name="Index_20_Link" text:visited-style-name="Index_20_Link">Clothing<text:tab/>8</text:a></text:p>
          <text:p text:style-name="P20"><text:a xlink:type="simple" xlink:href="#__RefHeading___Toc441_3910006649" text:style-name="Index_20_Link" text:visited-style-name="Index_20_Link">The rest of the world<text:tab/>8</text:a></text:p>
          <text:p text:style-name="P21"><text:a xlink:type="simple" xlink:href="#__RefHeading___Toc443_3910006649" text:style-name="Index_20_Link" text:visited-style-name="Index_20_Link">The Kaddich union<text:tab/>9</text:a></text:p>
        </text:index-body>
      </text:table-of-content>
      <text:h text:style-name="P25" text:outline-level="1"/>
      <text:h text:style-name="P27" text:outline-level="1"><text:bookmark-start text:name="__RefHeading___Toc389_3910006649"/>The Kingdom of Zorakia<text:bookmark-end text:name="__RefHeading___Toc389_3910006649"/></text:h>
      <text:h text:style-name="P28" text:outline-level="2"><text:bookmark-start text:name="__RefHeading___Toc391_3910006649"/>Statistics<text:bookmark-end text:name="__RefHeading___Toc391_3910006649"/></text:h>
      <text:p text:style-name="P3"><text:span text:style-name="T56">Capital: </text:span><text:span text:style-name="T57">Pharynx</text:span><text:span text:style-name="T56"><text:line-break/>Languages: </text:span><text:span text:style-name="T57">Common/trade tongue (with many local dialects), minority languages (dwarvish, elvish, fae)</text:span><text:span text:style-name="T56"><text:line-break/>Population: </text:span><text:span text:style-name="T57">630 000</text:span><text:span text:style-name="T56"><text:line-break/>Religion: </text:span><text:span text:style-name="T57">the Shining path (state religion, 95%), the old ways (3%), others (minority groups)</text:span><text:span text:style-name="T56"><text:line-break/>Government: </text:span><text:span text:style-name="T57">Feudal monarchy (classic)</text:span><text:span text:style-name="T56"><text:line-break/>Head of state: </text:span><text:span text:style-name="T57">Valien XVII</text:span><text:span text:style-name="T56"><text:line-break/>Currency: </text:span><text:span text:style-name="T61">Crowns 1, shillings 10, pennies 100</text:span><text:span text:style-name="T56"><text:line-break/></text:span><text:span text:style-name="T57">Export goods: </text:span><text:span text:style-name="T61">lumber, grain, </text:span><text:span text:style-name="T62">copper, ale, books</text:span><text:span text:style-name="T57"><text:line-break/>Import goods: </text:span><text:span text:style-name="T62">salt, spices, cloth, luxury goods, mercenaries</text:span><text:span text:style-name="T57"><text:line-break/>Wealth: </text:span><text:span text:style-name="T62">normal</text:span><text:span text:style-name="T57"><text:line-break/>Military: </text:span><text:span text:style-name="T62">Excellent and plentiful cavalry (heavy and light) backed by peasant footmen and archers. Weak navy and reliant on mercenary captains for anything beyond defensive naval warfare.</text:span></text:p>
      <text:h text:style-name="P29" text:outline-level="2"><text:bookmark-start text:name="__RefHeading___Toc393_3910006649"/>History<text:bookmark-end text:name="__RefHeading___Toc393_3910006649"/></text:h>
      <text:p text:style-name="P40"><text:span text:style-name="T60">N</text:span><text:span text:style-name="T58">ote: b.O/a.O – before/after the birth of the prophet Odo.</text:span></text:p>
      <text:h text:style-name="P32" text:outline-level="3"><text:bookmark-start text:name="__RefHeading___Toc395_3910006649"/>The <text:span text:style-name="T11">age</text:span> of darkness: 401 b.O - 55 b.O<text:bookmark-end text:name="__RefHeading___Toc395_3910006649"/></text:h>
      <text:p text:style-name="P4"><text:span text:style-name="T8">The period before </text:span><text:span text:style-name="T9">the kingdom was even formed, when tribe after tribe of refugees from a long lost legendary empire settled different parts of what was to become Zorakia. </text:span><text:span text:style-name="T8">A tumultuous era </text:span><text:span text:style-name="T9">marked by</text:span><text:span text:style-name="T8"> viscous skirmishes and blood feuds </text:span><text:span text:style-name="T9">as well as tentative alliances and power struggles. Hardly any written records from this era survived, </text:span><text:span text:style-name="T10">although some stories passed down found their way to early scribes and managed to be put to parchment. In the form they were told though, so the validity of the claims made can be disputed.</text:span></text:p>
      <text:p text:style-name="P5"><text:span text:style-name="T10">As time went by, tentative alliances grew beyond temporary truces to proper alliances and sometimes even </text:span><text:span text:style-name="T12">the swearing of proper oaths of unity at folkmoots held on grounds of great importance. As these unions grew in size and power, more and more tribes ended up heeding the call of one of the four great warlords that emerged during the latter part of the era. </text:span><text:span text:style-name="T13">Officially, this particular chapter of Zorakian history was not declared closed until the forming of the kingdom and crowning of the first king.</text:span><text:span text:style-name="T12"> </text:span><text:span text:style-name="T13">Something that wasn’t made a reality until peace had been made among the lords.</text:span></text:p>
      <text:p text:style-name="P6">Calling what transpired a great war would be a stretch even the most embellished of tales wouldn’t go for. Of course there was the odd minor chief that stepped out of line and took matters in their own hands; redistributing the wealth and land of neighbors to better befit the world order as they saw it. The event that saw the dawn of the new age was far removed from the minor scuffles out in the countryside, the great folkmoot at Pharynx was what saw Zorakia solidified as a proper kingdom. A week-long farce where the lords of Raxberg, Pharynx, and the twin lords of Bur was to <text:soft-page-break/>finally settle <text:span text:style-name="T14">matters ranging from laws to religion and customs. Easier said than done, perhaps, but on the seventh day there was but one question remaining: who was to bear the crown of the new kingdom? A question most had expected an easy answer to: lord Valien of Pharynx. Especially as his was the most fertile lands teeming with hardy people ready, and willing, to take up arms should their beloved lord be denied the right as read in the fires and entrails.</text:span></text:p>
      <text:p text:style-name="P7">A near enough unanimous “aye” was <text:span text:style-name="T15">heard by the gathered four, the remaining voice left mute and the face of lord Are of Bur left a twisted, spiteful grimace. The details of this disagreement is </text:span><text:span text:style-name="T16">heavily discussed among scholars ever since the moot itself. Not even the brother of lord Are had a satisfactory answer as to why the lord of Bur chose to not </text:span><text:span text:style-name="T17">join forces with the other three. Whatever his motivations, the result of it all was that the duchy of Bur and her people, slowly faded back into the woods </text:span><text:span text:style-name="T83">and hills </text:span><text:span text:style-name="T17">from where it had been carved. Leaving the brother’s demesne of New Bur the sole duchy laying claim to the </text:span><text:span text:style-name="T82">foothills of the Aidne mountains</text:span><text:span text:style-name="T17">.</text:span></text:p>
      <text:h text:style-name="P33" text:outline-level="3"><text:bookmark-start text:name="__RefHeading___Toc397_3910006649"/>The new age: 55 b.O - 610 a.O <text:span text:style-name="T36">(now)</text:span><text:bookmark-end text:name="__RefHeading___Toc397_3910006649"/></text:h>
      <text:p text:style-name="P5"><text:span text:style-name="T18">The crowning of the first king of Zorakia marked the end of the legal and bureaucratic unrest, if not the brewing discontent among the populous now finding themselves subjects of an even less present <text:s/>gentry. Barely even had the kingdom formed before it faced several minor rebellions and conflicts on its borders as well. Yet it endured. </text:span><text:span text:style-name="T19">Exactly as to what one thing tipped the scales and saw the kingdom grow into a prosperous one is another historical fact that’s hotly debated. Some say it was all due to the superior minds of the king and his council that turned the tide. While some say it was due to the supreme hardiness and resilience of the people of the land that would rather see a few stable years before any more changes of management.</text:span></text:p>
      <text:p text:style-name="P8">All throughout the period these same issues had a way of cropping up, and being resolved. Usually through <text:span text:style-name="T20">force, albeit the level of which varied from ruler to ruler. The first proper foreign threat to truly rally both peasants and nobles under the same banners </text:span><text:span text:style-name="T21">was the Kaddich pirate invasion of 10 b.O. Hard fought especially thanks to the Zorakian navy not being much more than a handful of longboats and even fewer converted trade ships. </text:span><text:span text:style-name="T22">With the invaders unable to find any foothold though, the conflict found itself at a standstill for years. The bloody stalemate broken only on the tenth year by the birth of the great prophet Odo. This forced the Kaddich forces back to deal with internal unrest stemming from the split of the church. Leaving Zorakia to recuperate its losses, and reinforce. Enough so that when the dust had settled on the isles of Kadd there was little the now newly formed union could do but </text:span><text:span text:style-name="T23">offer a peace treaty.</text:span></text:p>
      <text:p text:style-name="P9">A treaty that would spur on a golden age for both nations. A land as rich in resources as Zorakia was always short on means to make use of all it had to offer. Neither local craftspeople nor the meager exports was enough to stop the stockpiles from growing taller by the year. <text:span text:style-name="T24">An issue quickly sawn to by the cunning seafarers of the Kaddich union; happily aiding the young kingdom in opening up trade route after trade rout to foreign lands, strengthening all parties involved in the process. It was also this that inspired the young queen Valien II to make sure the brimming coffers spilled over to </text:span><text:span text:style-name="T25">duchies, counties and marches in the form of investments into, among other things, building proper crown roads.</text:span></text:p>
      <text:p text:style-name="P10">This <text:span text:style-name="T26">spirit of reinvesting in the nation was yet another sparkling stone in the crown of Zorakia. Something carried as a </text:span><text:span text:style-name="T27">great virtue by generations to come. As with most things though, it too saw </text:span><text:soft-page-break/><text:span text:style-name="T27">an ebb and flow in the enthusiasm which the spirit was honored. Equally varying was the openness towards foreign trade partners, some regents seeing fit to even invite foreign royalty to visit the court at Pharynx </text:span><text:span text:style-name="T28">and strengthen bonds that would carry </text:span><text:span text:style-name="T29">them both through times of strained relations.</text:span></text:p>
      <text:p text:style-name="P11"><text:span text:style-name="T29">With these contacts came </text:span><text:span text:style-name="T30">the inevitable exchange of ideas. One of the more popular Kaddich ones being the </text:span><text:span text:style-name="T31">principle of one crown under one god. It was with Valien IV that this idea was put into practice in ways felt throughout every layer of society. The takeover was </text:span><text:span text:style-name="T32">at best seen as a valiant attempt to unite the people under one common faith and thus seeing that, even across the kingdom, people had more in common than not. At worst though, it was seen as an excuse to root out the strong leaders of the old </text:span><text:span text:style-name="T57">fate</text:span><text:span text:style-name="T32">, pillars of communities and vital in the contact with those that dwell in the great Northpeak Weald and other woods of the kingdom. </text:span><text:span text:style-name="T33">Whatever the intent was, the result was that the Shining path and their god, Etin, found the whole kingdom bowing their heads eastward each and every morning, thanking the rising sun for </text:span><text:span text:style-name="T34">saving their glorious kingdom. </text:span><text:span text:style-name="T35">Not even a lifetime of diligent “work”, and what little remained of the old ways had been pushed so deep underground that it might as well had joined the duchy of old Bur in history.</text:span></text:p>
      <text:p text:style-name="P12"><text:span text:style-name="T35">The tenacity and piousness of Valien IV couldn’t find a way to outlive the queen though, not in its full fiery glory, and with following rules finding </text:span><text:span text:style-name="T36">less and less reason to needlessly prosecute, there was room for local customs to grow back. Much to the church’s dismay, enough so that martial monastic orders took it upon themselves to enforce the laws of Etin wherever they found them to be broken. A practice still kept up to </text:span><text:span text:style-name="T37">current</text:span><text:span text:style-name="T36"> times, </text:span><text:span text:style-name="T37">if with ever increasing order and less fervor than at the dawn of the orders </text:span><text:span text:style-name="T38">prevalence in Zorakia</text:span><text:span text:style-name="T37">.</text:span></text:p>
      <text:p text:style-name="P13">External threats have always been plentiful, but seldom more than a nuisance for the march it affected. Most of these conflicts happened in what’s known as the march eastward: a slow expansion beyond the confines of the Northpeak Weald, out across the sparsely inhabited “wilds” to the east. Barren, mossy highlands interspersed with fertile river valleys, <text:span text:style-name="T39">the eastern lands was sought after more for the natural barrier towards potential invaders from the east than for what they have to offer in terms of arable land. With this expansion there was also a steady influx of new nobles, counts, countesses, marchionesses, and marquesses </text:span><text:span text:style-name="T40">all vying for their regents attention and with no duke or duchess to turn to for assistance. A void quickly filled by </text:span><text:span text:style-name="T41">the church of the Shining path, or more precisely, the same orders that saw it as their Etin given duty to spread the good word, by fire if necessary.</text:span></text:p>
      <text:p text:style-name="P14">Still, to this very day, there has been no duke or duchess appointed regent of the eastern crownlands. Perhaps as a way to keep <text:span text:style-name="T42">the region and its </text:span><text:span text:style-name="T43">very</text:span><text:span text:style-name="T45"> opinionated populace placated: the attention of the crown, at least until present day, enough to see the unrest never grow beyond the odd unruly mob </text:span><text:span text:style-name="T46">demanding lowered taxes or the like.</text:span></text:p>
      <text:p text:style-name="P15"><text:span text:style-name="T46">A</text:span><text:span text:style-name="T47">s had become customary, there always had to be a Valien on the throne. This, at first, seemed like a small nuisance but not much more; having every firstborn of the royal family change their name at the time of the coronation. Albeit it turned out to be a bit more of a hassle than first expected. What with rival branches of the family tree all vying for the throne even going so far as to name themselves or their heirs Valien. Regnal numbering be damned, especially as numbering your name </text:span><text:span text:style-name="T48">would’ve been one step too far </text:span><text:span text:style-name="T49">for the nobility. It was one thing to make motions towards the throne, and a wholly different thing to actually lay claim to it.</text:span></text:p>
      <text:p text:style-name="P39"><text:soft-page-break/><text:span text:style-name="T50">F</text:span><text:span text:style-name="T44">ew of the regents had made </text:span><text:span text:style-name="T50">marks like quite Valien I and IV, though none of the other was in any way bad rulers. Mostly thanks to the robust system of councilors and advisors that even early kings and queens had come to rely on for making sure the realm was </text:span><text:span text:style-name="T51">properly managed. A tradition that lives on up to the current reign of king Valien XVII.</text:span></text:p>
      <text:p text:style-name="P44"><text:span text:style-name="T52">All throughout the whole 6</text:span><text:span text:style-name="T65">th</text:span><text:span text:style-name="T52"> century, war and turmoil had affected every single strata of society. From the nobles forced to pay exorbitant amounts to both levies and crown, all the way down to the very farmers forced to see their homes left vacant as they left time and time again. Little of it turned bloody though, thankfully, none of the sides wanting to overstep the line and be punished severely for it, it was just a matter of land and gold, after all. It all came to a head though, as the ever present strain on the countryside attracted unwanted attention. Orcs, usually content with hiding up in the </text:span><text:span text:style-name="T53">Aidne mountains</text:span><text:span text:style-name="T52"> and only conducting the odd raid into the foothills, found their way further south than ever before. Emboldened both by the fact that defenders oftentimes were elsewhere, and the sheer numbers the horde had amassed. A truly curious thing, being that orcs on very few occasions can keep peace among themselves in bands bigger than just a few hundred, </text:span><text:span text:style-name="T54">yet there was possibly thousands of them pouring over the countryside. Some say the whole thing was orchestrated by some unknown dark force deep up in the mountains. A warlock </text:span><text:span text:style-name="T55">with nefarious intent. This, mind you, is little but speculation though.</text:span></text:p>
      <text:p text:style-name="P41">The driving back of the orcish horde marked a turning point in the history of Zorakia though. A common enemy all could agree on had to be defeated, for the good of the realm. <text:span text:style-name="T66">So both knight and peasant alike found it in themselves to form a coalition, the likes of had not been seen since the time of Valien I. A force vastly outnumbering a foe that had experienced little resistance before running headlong into a wall of spears and steel. It was not an easy victory though, but one won decisively over just a handful of months. </text:span><text:span text:style-name="T67">This marked the end of a time of great strife, a people left war weary finally finding </text:span><text:span text:style-name="T68">peace in their time. And so it was, and remained until present day. Not a single day of the 7</text:span><text:span text:style-name="T64">th</text:span><text:span text:style-name="T68"> century saw anybody breaking the peace, no banners of war had been raised, the land left to heal, maybe even finding its way back towards that golden age of old eventually.</text:span></text:p>
      <text:h text:style-name="P31" text:outline-level="2"><text:bookmark-start text:name="__RefHeading___Toc399_3910006649"/>Geography<text:bookmark-end text:name="__RefHeading___Toc399_3910006649"/></text:h>
      <text:h text:style-name="P34" text:outline-level="3"><text:bookmark-start text:name="__RefHeading___Toc401_3910006649"/>Climate<text:bookmark-end text:name="__RefHeading___Toc401_3910006649"/></text:h>
      <text:p text:style-name="P42">Temperate and with distinct seasons is a short way to describe what the year brings for most of the kingdom. There is a line drawn through roughly the middle of the peninsula that dominates a large part of the south though: the line of ale and wine. South of which is characterized by a warmer climate fit for growing the grapes the northerners have a much harder time getting to flourish. This line also roughly marks where one could stop expecting winters bearing snow, and a bit north of that <text:span text:style-name="T69">you start getting proper</text:span> groun<text:span text:style-name="T69">d frost during the coldest part of winter. It isn’t until up in the foothills of the mountains that what you’d call proper winters set in though: with snow </text:span><text:span text:style-name="T70">most of that part of the year. </text:span><text:span text:style-name="T71">Precipitation is plentiful all over the kingdom, but more so along the coast. </text:span></text:p>
      <text:h text:style-name="P34" text:outline-level="3"><text:bookmark-start text:name="__RefHeading___Toc403_3910006649"/>Duchies<text:bookmark-end text:name="__RefHeading___Toc403_3910006649"/></text:h>
      <text:p text:style-name="P43">Farynx is dominated by the valley following the path of the river Joste <text:span text:style-name="T73">and the fertile black soil found all throughout that region of the kingdom. </text:span><text:span text:style-name="T74">This type of soul carries on all the way down the </text:span><text:soft-page-break/><text:span text:style-name="T74">peninsula and is one of the reasons why this duchy truly is the crown jewel of the kingdom. </text:span><text:span text:style-name="T75">Add to this milder temperatures than the two duchies further north and </text:span><text:span text:style-name="T76">one can understand why these lands are held by the crown, and held with a iron fist at that. Most of the region is comprised of relative lowlands, meadows and fields, but with a smattering of forests </text:span><text:span text:style-name="T77">not large enough to be named on any map of the kingdom, but vital for the prosperity of the villages and towns scattered throughout. With such an inviting place, one would think the coast would follow suit, but such is not the case. Oftentimes speckled with sharp cliffs and only the odd </text:span><text:span text:style-name="T78">beach wide enough for landing ships on, both a great boon and an ever present issue. Protecting against </text:span><text:span text:style-name="T79">raiders coming from the sea, but also hindering any would be fishers from </text:span><text:span text:style-name="T80">making their craft a significant part of the Zorakian economy.</text:span></text:p>
      <text:p text:style-name="P43">Raxberg, <text:span text:style-name="T81">as opposed to the southlands, is nothing but woods. The mighty Northpeak Weald, or to be precise, </text:span><text:span text:style-name="T82">the central parts of </text:span><text:span text:style-name="T84">the Weald. From the great woods the oftentimes reclusive people have founded town after town along the eastern head of the Joste, and from those towns spread out with logging camps and villages making up for the bulk of the growth. It’s also this that has proven the lifeblood of the duchy: with the Weald’s great oaks and firs finding its their place as the prime export of the kingdom almost as fast as it </text:span><text:span text:style-name="T85">reached out across the seas. The lush woods also means the region is far more protected from storms and the like, but also keeps a sort of damp covering all throughout the year.</text:span></text:p>
      <text:p text:style-name="P45"><text:span text:style-name="T72">New Bur. </text:span><text:span text:style-name="T85">A little bit of the other two is a quick way to </text:span><text:span text:style-name="T86">summarize the duchy. Albeit not as wooded as Raxberg, nor as fertile as Farynx, it is at least fully capable of seeing to its own need for grain and lumber. The real reason New Bur is not just left at the wayside is twofold: on one had there’s the mines that keep the entire kingdom supplied with metals, the most precious of which is found even deeper into the mountains. This is the second reason, neighbors. The dwarf cities of the Aidne mountains are a great source of gems and metals not found down in the foothills where most of the Burish industry is contained. The trade routes </text:span><text:span text:style-name="T87">passing through the duchy makes it a vital blood vessel supplying the whole kingdom with all the dwarfs has to offer. </text:span><text:span text:style-name="T88">Mountains, foothills, and midlands all come together to form a landscape crowned by changing views around every single crest and bend, becoming less and less lush as one travels north. </text:span><text:span text:style-name="T89">What little coast the duchy claims is thankfully one of the few stretches blessed with long gravel beaches.</text:span></text:p>
      <text:h text:style-name="P35" text:outline-level="3">Cities</text:h>
      <text:h text:style-name="P35" text:outline-level="3">Crownlands and the marches</text:h>
      <text:p text:style-name="P46"><text:span text:style-name="T90">Out east, beyond the great woods of Raxberg one can find the Crownlands, and beyond those, the marches. The region is what some people would call </text:span><text:span text:style-name="T91">a wasteland of</text:span><text:span text:style-name="T90"> moss </text:span><text:span text:style-name="T91">and rock</text:span><text:span text:style-name="T90">, highlands and lowlands cut into ribbons by a million little streams and creeks turning the region inaccessible beyond what parts have had crown roads laboriously cut into them. </text:span><text:span text:style-name="T91">Out there, borders are easily drawn along ridge lines and streams, but the matter of exactly which one marks said borders are always hotly debated. These lands are neither fertile nor rich in much but sheep and stubbornness, and kept more for their value as eastern defenses than anything else.</text:span></text:p>
      <text:h text:style-name="P36" text:outline-level="3"><text:bookmark-start text:name="__RefHeading___Toc409_3910006649"/><text:soft-page-break/>Other places of note<text:bookmark-end text:name="__RefHeading___Toc409_3910006649"/></text:h>
      <text:h text:style-name="P31" text:outline-level="2"><text:bookmark-start text:name="__RefHeading___Toc411_3910006649"/>Society<text:bookmark-end text:name="__RefHeading___Toc411_3910006649"/></text:h>
      <text:h text:style-name="P34" text:outline-level="3"><text:bookmark-start text:name="__RefHeading___Toc413_3910006649"/>Government<text:bookmark-end text:name="__RefHeading___Toc413_3910006649"/></text:h>
      <text:h text:style-name="P37" text:outline-level="3"><text:bookmark-start text:name="__RefHeading___Toc415_3910006649"/>Population<text:bookmark-end text:name="__RefHeading___Toc415_3910006649"/></text:h>
      <text:h text:style-name="P34" text:outline-level="3"><text:bookmark-start text:name="__RefHeading___Toc417_3910006649"/>Social classes<text:bookmark-end text:name="__RefHeading___Toc417_3910006649"/></text:h>
      <text:h text:style-name="P34" text:outline-level="3"><text:bookmark-start text:name="__RefHeading___Toc419_3910006649"/>Politics<text:bookmark-end text:name="__RefHeading___Toc419_3910006649"/></text:h>
      <text:h text:style-name="P34" text:outline-level="3"><text:bookmark-start text:name="__RefHeading___Toc421_3910006649"/>Military<text:bookmark-end text:name="__RefHeading___Toc421_3910006649"/></text:h>
      <text:h text:style-name="P34" text:outline-level="3"><text:bookmark-start text:name="__RefHeading___Toc423_3910006649"/>Taxes<text:bookmark-end text:name="__RefHeading___Toc423_3910006649"/></text:h>
      <text:h text:style-name="P34" text:outline-level="3"><text:bookmark-start text:name="__RefHeading___Toc425_3910006649"/>Trade<text:bookmark-end text:name="__RefHeading___Toc425_3910006649"/></text:h>
      <text:h text:style-name="P31" text:outline-level="2"><text:bookmark-start text:name="__RefHeading___Toc427_3910006649"/>Religion<text:bookmark-end text:name="__RefHeading___Toc427_3910006649"/></text:h>
      <text:h text:style-name="P38" text:outline-level="3"><text:bookmark-start text:name="__RefHeading___Toc429_3910006649"/>The Shining Path<text:bookmark-end text:name="__RefHeading___Toc429_3910006649"/></text:h>
      <text:h text:style-name="P38" text:outline-level="3"><text:bookmark-start text:name="__RefHeading___Toc431_3910006649"/>The Old Gods<text:bookmark-end text:name="__RefHeading___Toc431_3910006649"/></text:h>
      <text:h text:style-name="P31" text:outline-level="2"><text:bookmark-start text:name="__RefHeading___Toc433_3910006649"/>Culture<text:bookmark-end text:name="__RefHeading___Toc433_3910006649"/></text:h>
      <text:h text:style-name="P38" text:outline-level="3"><text:bookmark-start text:name="__RefHeading___Toc435_3910006649"/>Art<text:bookmark-end text:name="__RefHeading___Toc435_3910006649"/></text:h>
      <text:h text:style-name="P38" text:outline-level="3"><text:bookmark-start text:name="__RefHeading___Toc437_3910006649"/>Food<text:bookmark-end text:name="__RefHeading___Toc437_3910006649"/></text:h>
      <text:h text:style-name="P38" text:outline-level="3"><text:bookmark-start text:name="__RefHeading___Toc439_3910006649"/>Clothing<text:bookmark-end text:name="__RefHeading___Toc439_3910006649"/></text:h>
      <text:h text:style-name="P26" text:outline-level="1"><text:bookmark-start text:name="__RefHeading___Toc441_3910006649"/>The <text:span text:style-name="T7">rest of the w</text:span>orld<text:bookmark-end text:name="__RefHeading___Toc441_3910006649"/></text:h>
      <text:p text:style-name="P16">What little that is known about the world outside of Zorakia comes <text:span text:style-name="T2">on the trade routes whereupon goods and stories travel from both near and far. </text:span><text:span text:style-name="T3">Although what has been told might very well need to be taken with a grain of salt, especially seeing as the sources, merchants and sailors, do happen to enjoy </text:span><text:span text:style-name="T4">embellishing stories until they only generally resemble the oftentimes much less exciting truth.</text:span></text:p>
      <text:h text:style-name="P30" text:outline-level="2"><text:bookmark-start text:name="__RefHeading___Toc443_3910006649"/>The Kaddich union<text:bookmark-end text:name="__RefHeading___Toc443_3910006649"/></text:h>
      <text:p text:style-name="P17"><text:span text:style-name="T4">A collection of islands a good day with the wind in your back south of the southernmost tip of Zorakia. Known as the birthplace of the religion followed by </text:span><text:span text:style-name="T5">most of the “civil” world, and a shattered nation only just held together by a plethora of merchant lords and their tentative alliances. Seen by most Zorakians as a volatile potential enemy just waiting to collapse back into the nest of </text:span><text:soft-page-break/><text:span text:style-name="T5">raiders and corsairs it once was. Although very few both nobles and burghers can turn down Kaddich goods and coin, for the seafaring folk are truly the ones that make sure the oceans are forever teeming with commerce. Especially seeing as the Zorakian navy </text:span><text:span text:style-name="T6">have never been a point of pride for the kingdo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892b7"/>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9:35:07.041536495</meta:creation-date>
    <dc:date>2021-11-08T20:53:43.310771129</dc:date>
    <meta:editing-duration>PT4H29M44S</meta:editing-duration>
    <meta:editing-cycles>95</meta:editing-cycles>
    <meta:generator>LibreOffice/6.4.7.2$Linux_X86_64 LibreOffice_project/40$Build-2</meta:generator>
    <meta:document-statistic meta:table-count="0" meta:image-count="0" meta:object-count="0" meta:page-count="9" meta:paragraph-count="91" meta:word-count="3516" meta:character-count="19791" meta:non-whitespace-character-count="16361"/>
  </office:meta>
</office:document-meta>
</file>